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0ace2" officeooo:paragraph-rsid="0000ace2"/>
    </style:style>
    <style:style style:name="P2" style:family="paragraph" style:parent-style-name="Standard">
      <style:text-properties fo:language="de" fo:country="DE" officeooo:rsid="00025cb6" officeooo:paragraph-rsid="00025cb6"/>
    </style:style>
    <style:style style:name="T1" style:family="text">
      <style:text-properties officeooo:rsid="00025c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usdauertraining verbessert das Erholungsverhalten. <text:span text:style-name="T1">Außerdem</text:span> hilft es auch beim Abbauen von Stress, was auch den Blutdruck senken und die Stresshormonausschüttung verringern kann. Die erworbene Fitness hilft dem Immunsystem sich vor Infekten zu schützen und der Stoffwechsel wird effizienter. <text:s/>Nicht zuletzt stärkt das Ausdauertraining den Körper und hilft beim Muskelaufbau.</text:p>
      <text:p text:style-name="P1"/>
      <text:p text:style-name="P2">2. Die Muskeln können nur gut arbeiten und viel leisten, wenn sie regelmäßig trainiert werden. Ist das nicht der Fall, sind die Muskeln schnell überstrapaziert. Dann kann es zu kleinen Rissen in den Muskelfasern kommen. Diese füllen sich dann mit Wasser, was beim Dehnen Schmerz und Kraftlosigkeit bewirkt. Verhindern kann man das nur, in dem man regelmäßig trainiert. Dabei sollte man sich langsam steigern, um seine eigenen Grenzen zu erfahren. Auch aufwärmen hilft, die Muskeln in Form zu bringen und auf die hohe Belastung vorzubereiten. Sollte es dennoch einmal zu einem Muskelkater kommen, kann ein Entspannungsbad oder ein Gang in die Sauna helfen. Wenn möglich, kann man auch versuchen, die Muskeln mit einer Massage oder leichter Gymnastik zu entspa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4-22T17:24:32.325000000</dc:date>
    <meta:editing-duration>PT18M12S</meta:editing-duration>
    <meta:editing-cycles>2</meta:editing-cycles>
    <meta:document-statistic meta:table-count="0" meta:image-count="0" meta:object-count="0" meta:page-count="1" meta:paragraph-count="2" meta:word-count="169" meta:character-count="1141" meta:non-whitespace-character-count="973"/>
  </office:meta>
</office:document-meta>
</file>